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1.8378in" svg:y="10.9063in">
            <draw:object draw:notify-on-update-of-ranges="Sheet1.B46:Sheet1.B51 Sheet1.C45:Sheet1.C45 Sheet1.C46:Sheet1.C51 Sheet1.B46:Sheet1.B51 Sheet1.D45:Sheet1.D45 Sheet1.D46:Sheet1.D51 Sheet1.B46:Sheet1.B51 Sheet1.E45:Sheet1.E45 Sheet1.E46:Sheet1.E51 Sheet1.B46:Sheet1.B51 Sheet1.F45:Sheet1.F45 Sheet1.F46:Sheet1.F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4.6827in" svg:y="10.9484in">
            <draw:object draw:notify-on-update-of-ranges="Sheet1.H46:Sheet1.H49 Sheet1.I45:Sheet1.I45 Sheet1.I46:Sheet1.I49 Sheet1.H46:Sheet1.H49 Sheet1.J45:Sheet1.J45 Sheet1.J46:Sheet1.J49 Sheet1.H46:Sheet1.H49 Sheet1.K45:Sheet1.K45 Sheet1.K46:Sheet1.K49 Sheet1.H46:Sheet1.H49 Sheet1.L45:Sheet1.L45 Sheet1.L46:Sheet1.L49 Sheet1.H46:Sheet1.H49 Sheet1.M45:Sheet1.M45 Sheet1.M46:Sheet1.M49 Sheet1.H46:Sheet1.H49 Sheet1.N45:Sheet1.N45 Sheet1.N46:Sheet1.N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1.5189in" svg:y="5.352in">
            <draw:object draw:notify-on-update-of-ranges="Sheet1.B32:Sheet1.B37 Sheet1.C31:Sheet1.C31 Sheet1.C32:Sheet1.C37 Sheet1.B32:Sheet1.B37 Sheet1.D31:Sheet1.D31 Sheet1.D32:Sheet1.D37 Sheet1.B32:Sheet1.B37 Sheet1.E31:Sheet1.E31 Sheet1.E32:Sheet1.E37 Sheet1.B32:Sheet1.B37 Sheet1.F31:Sheet1.F31 Sheet1.F32:Sheet1.F3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2.7764in" svg:y="5.4898in">
            <draw:object draw:notify-on-update-of-ranges="Sheet1.H32:Sheet1.H35 Sheet1.I31:Sheet1.I31 Sheet1.I32:Sheet1.I35 Sheet1.H32:Sheet1.H35 Sheet1.J31:Sheet1.J31 Sheet1.J32:Sheet1.J35 Sheet1.H32:Sheet1.H35 Sheet1.K31:Sheet1.K31 Sheet1.K32:Sheet1.K35 Sheet1.H32:Sheet1.H35 Sheet1.L31:Sheet1.L31 Sheet1.L32:Sheet1.L35 Sheet1.H32:Sheet1.H35 Sheet1.M31:Sheet1.M31 Sheet1.M32:Sheet1.M35 Sheet1.H32:Sheet1.H35 Sheet1.N31:Sheet1.N31 Sheet1.N32:Sheet1.N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4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317519" calcext:value-type="float">
            <text:p>0.03175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70068" calcext:value-type="float">
            <text:p>0.04700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03895" calcext:value-type="float">
            <text:p>0.10389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655903" calcext:value-type="float">
            <text:p>0.65590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2409" calcext:value-type="float">
            <text:p>1.524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0.9483" calcext:value-type="float">
            <text:p>10.948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49641" calcext:value-type="float">
            <text:p>0.054964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8172" calcext:value-type="float">
            <text:p>0.0681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82304" calcext:value-type="float">
            <text:p>0.1823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76164" calcext:value-type="float">
            <text:p>0.9761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2.02754" calcext:value-type="float">
            <text:p>2.0275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14575" calcext:value-type="float">
            <text:p>7.1457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15476" calcext:value-type="float">
            <text:p>0.11547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38704" calcext:value-type="float">
            <text:p>0.1387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40331" calcext:value-type="float">
            <text:p>0.2403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756863" calcext:value-type="float">
            <text:p>0.7568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9869" calcext:value-type="float">
            <text:p>1.798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4.72638" calcext:value-type="float">
            <text:p>4.7263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35163" calcext:value-type="float">
            <text:p>0.43516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45321" calcext:value-type="float">
            <text:p>0.44532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62856" calcext:value-type="float">
            <text:p>0.46285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955044" calcext:value-type="float">
            <text:p>0.95504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88048" calcext:value-type="float">
            <text:p>1.8804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43605" calcext:value-type="float">
            <text:p>3.43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15166" calcext:value-type="float">
            <text:p>0.01516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806801" calcext:value-type="float">
            <text:p>0.08068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409137" calcext:value-type="float">
            <text:p>0.40913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40672" calcext:value-type="float">
            <text:p>3.4067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1.5616" calcext:value-type="float">
            <text:p>11.561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00.897" calcext:value-type="float">
            <text:p>100.8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5739" calcext:value-type="float">
            <text:p>0.01957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7035" calcext:value-type="float">
            <text:p>0.1170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2444" calcext:value-type="float">
            <text:p>1.2244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424" calcext:value-type="float">
            <text:p>8.4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7.3101" calcext:value-type="float">
            <text:p>17.31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1.5625" calcext:value-type="float">
            <text:p>81.562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691" calcext:value-type="float">
            <text:p>0.01966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2336" calcext:value-type="float">
            <text:p>0.12233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537087" calcext:value-type="float">
            <text:p>0.53708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3.26919" calcext:value-type="float">
            <text:p>3.269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1157" calcext:value-type="float">
            <text:p>12.115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0.2829" calcext:value-type="float">
            <text:p>40.2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256054" calcext:value-type="float">
            <text:p>0.25605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336335" calcext:value-type="float">
            <text:p>0.33633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23439" calcext:value-type="float">
            <text:p>1.2343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001" calcext:value-type="float">
            <text:p>4.930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2.4419" calcext:value-type="float">
            <text:p>12.44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1.184" calcext:value-type="float">
            <text:p>21.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438714" calcext:value-type="float">
            <text:p>0.004387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1831" calcext:value-type="float">
            <text:p>0.031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41864" calcext:value-type="float">
            <text:p>0.14186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07815" calcext:value-type="float">
            <text:p>1.0781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8.38031" calcext:value-type="float">
            <text:p>8.380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7.324" calcext:value-type="float">
            <text:p>137.32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74861" calcext:value-type="float">
            <text:p>0.007486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1004" calcext:value-type="float">
            <text:p>0.02100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79" calcext:value-type="float">
            <text:p>0.112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1594" calcext:value-type="float">
            <text:p>1.2159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9.87323" calcext:value-type="float">
            <text:p>9.873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31.685" calcext:value-type="float">
            <text:p>131.68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75221" calcext:value-type="float">
            <text:p>0.01752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702" calcext:value-type="float">
            <text:p>0.027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2569" calcext:value-type="float">
            <text:p>0.1125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753182" calcext:value-type="float">
            <text:p>0.7531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5.91179" calcext:value-type="float">
            <text:p>5.91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2.6918" calcext:value-type="float">
            <text:p>62.69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89321" calcext:value-type="float">
            <text:p>0.02893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09319" calcext:value-type="float">
            <text:p>0.040931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27307" calcext:value-type="float">
            <text:p>0.1273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602578" calcext:value-type="float">
            <text:p>0.60257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90779" calcext:value-type="float">
            <text:p>3.907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1.846" calcext:value-type="float">
            <text:p>31.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495803" calcext:value-type="float">
            <text:p>0.004958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29605" calcext:value-type="float">
            <text:p>0.03296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43403" calcext:value-type="float">
            <text:p>0.2434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11465" calcext:value-type="float">
            <text:p>1.1146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9.14694" calcext:value-type="float">
            <text:p>9.1469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8.264" calcext:value-type="float">
            <text:p>138.2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38649" calcext:value-type="float">
            <text:p>0.008386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1526" calcext:value-type="float">
            <text:p>0.033152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36681" calcext:value-type="float">
            <text:p>0.13668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083" calcext:value-type="float">
            <text:p>1.2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0717" calcext:value-type="float">
            <text:p>10.071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35.01" calcext:value-type="float">
            <text:p>135.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19195" calcext:value-type="float">
            <text:p>0.02191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08509" calcext:value-type="float">
            <text:p>0.03085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52795" calcext:value-type="float">
            <text:p>0.15279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918144" calcext:value-type="float">
            <text:p>0.91814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54187" calcext:value-type="float">
            <text:p>6.541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8.3619" calcext:value-type="float">
            <text:p>68.361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37116" calcext:value-type="float">
            <text:p>0.033711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504705" calcext:value-type="float">
            <text:p>0.05047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29361" calcext:value-type="float">
            <text:p>0.3293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731708" calcext:value-type="float">
            <text:p>0.7317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4.17508" calcext:value-type="float">
            <text:p>4.1750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2.4646" calcext:value-type="float">
            <text:p>32.4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522292" calcext:value-type="float">
            <text:p>0.005222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3746" calcext:value-type="float">
            <text:p>0.0337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45479" calcext:value-type="float">
            <text:p>0.24547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13139" calcext:value-type="float">
            <text:p>1.131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9.27917" calcext:value-type="float">
            <text:p>9.2791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8.508" calcext:value-type="float">
            <text:p>138.5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18758" calcext:value-type="float">
            <text:p>0.0091875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44826" calcext:value-type="float">
            <text:p>0.034482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39933" calcext:value-type="float">
            <text:p>0.13993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89068" calcext:value-type="float">
            <text:p>1.8906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2127" calcext:value-type="float">
            <text:p>10.212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36.2" calcext:value-type="float">
            <text:p>136.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36129" calcext:value-type="float">
            <text:p>0.023612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86199" calcext:value-type="float">
            <text:p>0.038619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8015" calcext:value-type="float">
            <text:p>0.1680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00622" calcext:value-type="float">
            <text:p>1.0062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.94559" calcext:value-type="float">
            <text:p>7.9455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73.273" calcext:value-type="float">
            <text:p>73.27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75905" calcext:value-type="float">
            <text:p>0.03759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55963" calcext:value-type="float">
            <text:p>0.05596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518707" calcext:value-type="float">
            <text:p>0.51870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48485" calcext:value-type="float">
            <text:p>0.84848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4.34656" calcext:value-type="float">
            <text:p>4.346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2.7056" calcext:value-type="float">
            <text:p>32.7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560045" calcext:value-type="float">
            <text:p>0.005600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0535" calcext:value-type="float">
            <text:p>0.03505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47712" calcext:value-type="float">
            <text:p>0.2477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14672" calcext:value-type="float">
            <text:p>1.146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9.42168" calcext:value-type="float">
            <text:p>9.4216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9.06" calcext:value-type="float">
            <text:p>139.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986552" calcext:value-type="float">
            <text:p>0.009865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51859" calcext:value-type="float">
            <text:p>0.03518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44295" calcext:value-type="float">
            <text:p>0.14429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96432" calcext:value-type="float">
            <text:p>1.9643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6.2436" calcext:value-type="float">
            <text:p>16.243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37.003" calcext:value-type="float">
            <text:p>137.00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9635" calcext:value-type="float">
            <text:p>0.02496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18806" calcext:value-type="float">
            <text:p>0.04188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80262" calcext:value-type="float">
            <text:p>0.1802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0644" calcext:value-type="float">
            <text:p>1.06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8.94438" calcext:value-type="float">
            <text:p>8.9443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75.0272" calcext:value-type="float">
            <text:p>75.027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254" calcext:value-type="float">
            <text:p>0.04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64992" calcext:value-type="float">
            <text:p>0.06499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570839" calcext:value-type="float">
            <text:p>0.5708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930435" calcext:value-type="float">
            <text:p>0.93043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4.51648" calcext:value-type="float">
            <text:p>4.5164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3.2544" calcext:value-type="float">
            <text:p>33.2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895405" calcext:value-type="float">
            <text:p>0.008954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01561" calcext:value-type="float">
            <text:p>0.04015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60049" calcext:value-type="float">
            <text:p>0.460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18161" calcext:value-type="float">
            <text:p>1.181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6.125" calcext:value-type="float">
            <text:p>16.1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41.739" calcext:value-type="float">
            <text:p>141.7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39909" calcext:value-type="float">
            <text:p>0.01399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40622" calcext:value-type="float">
            <text:p>0.240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00539" calcext:value-type="float">
            <text:p>0.3005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09703" calcext:value-type="float">
            <text:p>2.0970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1219" calcext:value-type="float">
            <text:p>17.121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39.233" calcext:value-type="float">
            <text:p>139.23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19907" calcext:value-type="float">
            <text:p>0.2199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28068" calcext:value-type="float">
            <text:p>0.22806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336491" calcext:value-type="float">
            <text:p>0.3364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7905" calcext:value-type="float">
            <text:p>1.3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9.88253" calcext:value-type="float">
            <text:p>9.882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76.5281" calcext:value-type="float">
            <text:p>76.52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587756" calcext:value-type="float">
            <text:p>0.58775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00564" calcext:value-type="float">
            <text:p>0.70056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77118" calcext:value-type="float">
            <text:p>0.7711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109" calcext:value-type="float">
            <text:p>1.311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5.65192" calcext:value-type="float">
            <text:p>5.651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4.9961" calcext:value-type="float">
            <text:p>34.99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535656" calcext:value-type="float">
            <text:p>0.005356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42287" calcext:value-type="float">
            <text:p>0.03422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39651" calcext:value-type="float">
            <text:p>0.2396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1295" calcext:value-type="float">
            <text:p>1.12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1275" calcext:value-type="float">
            <text:p>10.127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8.643" calcext:value-type="float">
            <text:p>138.6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934578" calcext:value-type="float">
            <text:p>0.00934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57186" calcext:value-type="float">
            <text:p>0.035718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55598" calcext:value-type="float">
            <text:p>0.15559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69943" calcext:value-type="float">
            <text:p>1.699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2.3076" calcext:value-type="float">
            <text:p>12.307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35.9" calcext:value-type="float">
            <text:p>135.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79402" calcext:value-type="float">
            <text:p>0.02794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23084" calcext:value-type="float">
            <text:p>0.042308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73499" calcext:value-type="float">
            <text:p>0.1734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998328" calcext:value-type="float">
            <text:p>0.9983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.85824" calcext:value-type="float">
            <text:p>7.8582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71.6214" calcext:value-type="float">
            <text:p>71.621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537217" calcext:value-type="float">
            <text:p>0.05372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034" calcext:value-type="float">
            <text:p>0.110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468473" calcext:value-type="float">
            <text:p>0.46847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44501" calcext:value-type="float">
            <text:p>0.84450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4.36409" calcext:value-type="float">
            <text:p>4.3640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2.8568" calcext:value-type="float">
            <text:p>32.8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695355" calcext:value-type="float">
            <text:p>0.00069535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601" calcext:value-type="float">
            <text:p>0.00176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33346" calcext:value-type="float">
            <text:p>0.04333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27452" calcext:value-type="float">
            <text:p>0.02274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22068" calcext:value-type="float">
            <text:p>2.220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704025" calcext:value-type="float">
            <text:p>0.7040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33372" calcext:value-type="float">
            <text:p>0.0013337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4138" calcext:value-type="float">
            <text:p>0.026413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6403" calcext:value-type="float">
            <text:p>0.04564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33228" calcext:value-type="float">
            <text:p>0.332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2.96513" calcext:value-type="float">
            <text:p>2.9651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62947" calcext:value-type="float">
            <text:p>1.6294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65479" calcext:value-type="float">
            <text:p>0.02654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38623" calcext:value-type="float">
            <text:p>0.033862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454752" calcext:value-type="float">
            <text:p>0.0454752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1895" calcext:value-type="float">
            <text:p>0.1189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1.24931" calcext:value-type="float">
            <text:p>1.2493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4.09105" calcext:value-type="float">
            <text:p>4.091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783834" calcext:value-type="float">
            <text:p>0.078383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2593" calcext:value-type="float">
            <text:p>0.1259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49725" calcext:value-type="float">
            <text:p>0.1497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150825" calcext:value-type="float">
            <text:p>0.15082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94975" calcext:value-type="float">
            <text:p>0.29497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608446" calcext:value-type="float">
            <text:p>0.608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_TEPS</text:p>
          </table:table-cell>
          <table:table-cell office:value-type="float" office:value="914893" calcext:value-type="float">
            <text:p>91489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2030" calcext:value-type="float">
            <text:p>1.63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39640" calcext:value-type="float">
            <text:p>1.1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49660" calcext:value-type="float">
            <text:p>3.5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80890" calcext:value-type="float">
            <text:p>2.0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893870" calcext:value-type="float">
            <text:p>1.89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585524" calcext:value-type="float">
            <text:p>585524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72361" calcext:value-type="float">
            <text:p>272361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44490" calcext:value-type="float">
            <text:p>1.7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000110" calcext:value-type="float">
            <text:p>2.0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59740" calcext:value-type="float">
            <text:p>1.9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27960" calcext:value-type="float">
            <text:p>1.93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7252.1" calcext:value-type="float">
            <text:p>37252.1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287353" calcext:value-type="float">
            <text:p>28735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58100" calcext:value-type="float">
            <text:p>1.56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41450" calcext:value-type="float">
            <text:p>3.0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395330" calcext:value-type="float">
            <text:p>3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07670" calcext:value-type="float">
            <text:p>3.51E+006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13937.8" calcext:value-type="float">
            <text:p>13937.8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93547.5" calcext:value-type="float">
            <text:p>93547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79852" calcext:value-type="float">
            <text:p>679852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99080" calcext:value-type="float">
            <text:p>3.2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36810" calcext:value-type="float">
            <text:p>5.9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670440" calcext:value-type="float">
            <text:p>7.6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1462740" calcext:value-type="float">
            <text:p>1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9600" calcext:value-type="float">
            <text:p>1.8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16530" calcext:value-type="float">
            <text:p>2.12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57660" calcext:value-type="float">
            <text:p>3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61400" calcext:value-type="float">
            <text:p>3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30360" calcext:value-type="float">
            <text:p>1.93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830367" calcext:value-type="float">
            <text:p>83036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862560" calcext:value-type="float">
            <text:p>1.8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633450" calcext:value-type="float">
            <text:p>3.6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35240" calcext:value-type="float">
            <text:p>2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65700" calcext:value-type="float">
            <text:p>2.07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959330" calcext:value-type="float">
            <text:p>1.96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328159" calcext:value-type="float">
            <text:p>328159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830" calcext:value-type="float">
            <text:p>1.5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908470" calcext:value-type="float">
            <text:p>2.9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40540" calcext:value-type="float">
            <text:p>3.9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751460" calcext:value-type="float">
            <text:p>3.7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77840" calcext:value-type="float">
            <text:p>3.58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192572" calcext:value-type="float">
            <text:p>19257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8370" calcext:value-type="float">
            <text:p>1.01E+006</text:p>
          </table:table-cell>
          <table:table-cell/>
          <table:table-cell office:value-type="string" calcext:value-type="string">
            <text:p>firstquartile_TEPS</text:p>
          </table:table-cell>
          <table:table-cell office:value-type="float" office:value="918452" calcext:value-type="float">
            <text:p>918452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7900" calcext:value-type="float">
            <text:p>4.5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7429340" calcext:value-type="float">
            <text:p>7.43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072180" calcext:value-type="float">
            <text:p>8.0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1568470" calcext:value-type="float">
            <text:p>1.5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4204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35770" calcext:value-type="float">
            <text:p>2.1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07220" calcext:value-type="float">
            <text:p>3.7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16100" calcext:value-type="float">
            <text:p>3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38060" calcext:value-type="float">
            <text:p>1.94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891639" calcext:value-type="float">
            <text:p>891639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00550" calcext:value-type="float">
            <text:p>1.9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746690" calcext:value-type="float">
            <text:p>3.75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218410" calcext:value-type="float">
            <text:p>2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285550" calcext:value-type="float">
            <text:p>3.29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970900" calcext:value-type="float">
            <text:p>1.97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346930" calcext:value-type="float">
            <text:p>346930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696950" calcext:value-type="float">
            <text:p>1.70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20470" calcext:value-type="float">
            <text:p>3.1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168400" calcext:value-type="float">
            <text:p>4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223030" calcext:value-type="float">
            <text:p>4.2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663500" calcext:value-type="float">
            <text:p>3.66E+006</text:p>
          </table:table-cell>
          <table:table-cell/>
          <table:table-cell office:value-type="string" calcext:value-type="string">
            <text:p>median_TEPS</text:p>
          </table:table-cell>
          <table:table-cell office:value-type="float" office:value="217927" calcext:value-type="float">
            <text:p>21792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71060" calcext:value-type="float">
            <text:p>1.1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0760" calcext:value-type="float">
            <text:p>1.01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943290" calcext:value-type="float">
            <text:p>4.9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7719770" calcext:value-type="float">
            <text:p>7.7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8207620" calcext:value-type="float">
            <text:p>8.21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1652270" calcext:value-type="float">
            <text:p>1.6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32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53990" calcext:value-type="float">
            <text:p>2.15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762890" calcext:value-type="float">
            <text:p>3.76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668380" calcext:value-type="float">
            <text:p>3.6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41480" calcext:value-type="float">
            <text:p>1.94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976809" calcext:value-type="float">
            <text:p>976809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76800" calcext:value-type="float">
            <text:p>1.9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35840" calcext:value-type="float">
            <text:p>3.8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00450" calcext:value-type="float">
            <text:p>3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31560" calcext:value-type="float">
            <text:p>3.3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988270" calcext:value-type="float">
            <text:p>1.99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373731" calcext:value-type="float">
            <text:p>373731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24280" calcext:value-type="float">
            <text:p>2.12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431310" calcext:value-type="float">
            <text:p>3.4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68240" calcext:value-type="float">
            <text:p>4.57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129180" calcext:value-type="float">
            <text:p>5.1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26680" calcext:value-type="float">
            <text:p>3.93E+006</text:p>
          </table:table-cell>
          <table:table-cell/>
          <table:table-cell office:value-type="string" calcext:value-type="string">
            <text:p>thirdquartile_TEPS</text:p>
          </table:table-cell>
          <table:table-cell office:value-type="float" office:value="243003" calcext:value-type="float">
            <text:p>243003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98500" calcext:value-type="float">
            <text:p>1.30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91830" calcext:value-type="float">
            <text:p>1.59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73221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036840" calcext:value-type="float">
            <text:p>8.0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8268550" calcext:value-type="float">
            <text:p>8.2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1867280" calcext:value-type="float">
            <text:p>1.8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58870" calcext:value-type="float">
            <text:p>2.0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95710" calcext:value-type="float">
            <text:p>3.7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890290" calcext:value-type="float">
            <text:p>3.8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03960" calcext:value-type="float">
            <text:p>4.0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954760" calcext:value-type="float">
            <text:p>1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/>
          <table:table-cell table:style-name="ce1" office:value-type="string" calcext:value-type="string">
            <text:p>max_TEPS</text:p>
          </table:table-cell>
          <table:table-cell table:style-name="ce1" office:value-type="float" office:value="3120170" calcext:value-type="float">
            <text:p>3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48350" calcext:value-type="float">
            <text:p>4.6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49430" calcext:value-type="float">
            <text:p>3.4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398530" calcext:value-type="float">
            <text:p>3.4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038470" calcext:value-type="float">
            <text:p>2.04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467524" calcext:value-type="float">
            <text:p>467524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425460" calcext:value-type="float">
            <text:p>2.4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7480" calcext:value-type="float">
            <text:p>4.6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568780" calcext:value-type="float">
            <text:p>5.57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75850" calcext:value-type="float">
            <text:p>5.68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81830" calcext:value-type="float">
            <text:p>4.28E+006</text:p>
          </table:table-cell>
          <table:table-cell/>
          <table:table-cell office:value-type="string" calcext:value-type="string">
            <text:p>max_TEPS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586550" calcext:value-type="float">
            <text:p>8.59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1529340" calcext:value-type="float">
            <text:p>1.5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14650" calcext:value-type="float">
            <text:p>1.9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87710" calcext:value-type="float">
            <text:p>2.1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13420" calcext:value-type="float">
            <text:p>3.7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13190" calcext:value-type="float">
            <text:p>3.3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36160" calcext:value-type="float">
            <text:p>1.94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876545" calcext:value-type="float">
            <text:p>876545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834790" calcext:value-type="float">
            <text:p>1.8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69510" calcext:value-type="float">
            <text:p>3.3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468060" calcext:value-type="float">
            <text:p>2.4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726320" calcext:value-type="float">
            <text:p>2.7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250" calcext:value-type="float">
            <text:p>1.98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293197" calcext:value-type="float">
            <text:p>29319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49010" calcext:value-type="float">
            <text:p>1.55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21850" calcext:value-type="float">
            <text:p>3.0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01330" calcext:value-type="float">
            <text:p>4.2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69970" calcext:value-type="float">
            <text:p>4.2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747980" calcext:value-type="float">
            <text:p>3.75E+006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152490" calcext:value-type="float">
            <text:p>152490</text:p>
          </table:table-cell>
          <table:table-cell/>
          <table:table-cell office:value-type="string" calcext:value-type="string">
            <text:p>harmonic_mean_TEPS</text:p>
          </table:table-cell>
          <table:table-cell office:value-type="float" office:value="593944" calcext:value-type="float">
            <text:p>593944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7688760" calcext:value-type="float">
            <text:p>7.6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25012.3" calcext:value-type="float">
            <text:p>2501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404.2" calcext:value-type="float">
            <text:p>12404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9839.8" calcext:value-type="float">
            <text:p>49839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421.23" calcext:value-type="float">
            <text:p>9421.2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1529.2" calcext:value-type="float">
            <text:p>91529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38.68" calcext:value-type="float">
            <text:p>1238.68</text:p>
          </table:table-cell>
          <table:table-cell/>
          <table:table-cell office:value-type="string" calcext:value-type="string">
            <text:p>Program time <text:s text:c="19"/>0.707657</text:p>
          </table:table-cell>
          <table:table-cell table:number-columns-repeated="2"/>
          <table:table-cell office:value-type="string" calcext:value-type="string">
            <text:p>Program time <text:s text:c="19"/>2.50657</text:p>
          </table:table-cell>
          <table:table-cell table:number-columns-repeated="2"/>
          <table:table-cell office:value-type="string" calcext:value-type="string">
            <text:p>Program time <text:s text:c="2"/>: 11.411</text:p>
          </table:table-cell>
          <table:table-cell table:number-columns-repeated="2"/>
          <table:table-cell office:value-type="string" calcext:value-type="string">
            <text:p>Program time <text:s text:c="19"/>118.216</text:p>
          </table:table-cell>
          <table:table-cell table:number-columns-repeated="2"/>
          <table:table-cell office:value-type="string" calcext:value-type="string">
            <text:p>Program time <text:s text:c="19"/>807.121</text:p>
          </table:table-cell>
          <table:table-cell table:number-columns-repeated="2"/>
          <table:table-cell office:value-type="string" calcext:value-type="string">
            <text:p>Program time <text:s text:c="19"/>8786.79</text:p>
          </table:table-cell>
          <table:table-cell table:number-columns-repeated="2"/>
          <table:table-cell office:value-type="string" calcext:value-type="string">
            <text:p>Program time <text:s text:c="19"/>1.99319</text:p>
          </table:table-cell>
          <table:table-cell table:number-columns-repeated="2"/>
          <table:table-cell office:value-type="string" calcext:value-type="string">
            <text:p>Program time <text:s text:c="19"/>3.02066</text:p>
          </table:table-cell>
          <table:table-cell table:number-columns-repeated="2"/>
          <table:table-cell office:value-type="string" calcext:value-type="string">
            <text:p>Program time <text:s text:c="19"/>11.9544</text:p>
          </table:table-cell>
          <table:table-cell table:number-columns-repeated="2"/>
          <table:table-cell office:value-type="string" calcext:value-type="string">
            <text:p>Program time <text:s text:c="19"/>67.9758</text:p>
          </table:table-cell>
          <table:table-cell table:number-columns-repeated="2"/>
          <table:table-cell office:value-type="string" calcext:value-type="string">
            <text:p>Program time <text:s text:c="19"/>516.933</text:p>
          </table:table-cell>
          <table:table-cell table:number-columns-repeated="2"/>
          <table:table-cell office:value-type="string" calcext:value-type="string">
            <text:p>Program time <text:s text:c="19"/>4629.02</text:p>
          </table:table-cell>
          <table:table-cell table:number-columns-repeated="2"/>
          <table:table-cell office:value-type="string" calcext:value-type="string">
            <text:p>Program time <text:s text:c="19"/>4.20927</text:p>
          </table:table-cell>
          <table:table-cell table:number-columns-repeated="2"/>
          <table:table-cell office:value-type="string" calcext:value-type="string">
            <text:p>Program time <text:s text:c="19"/>7.91936</text:p>
          </table:table-cell>
          <table:table-cell table:number-columns-repeated="2"/>
          <table:table-cell office:value-type="string" calcext:value-type="string">
            <text:p>Program time <text:s text:c="19"/>31.7612</text:p>
          </table:table-cell>
          <table:table-cell table:number-columns-repeated="2"/>
          <table:table-cell office:value-type="string" calcext:value-type="string">
            <text:p>Program time <text:s text:c="19"/>60.0224</text:p>
          </table:table-cell>
          <table:table-cell table:number-columns-repeated="2"/>
          <table:table-cell office:value-type="string" calcext:value-type="string">
            <text:p>Program time <text:s text:c="19"/>293.732</text:p>
          </table:table-cell>
          <table:table-cell table:number-columns-repeated="2"/>
          <table:table-cell office:value-type="string" calcext:value-type="string">
            <text:p>Program time <text:s text:c="19"/>2127.62</text:p>
          </table:table-cell>
          <table:table-cell table:number-columns-repeated="3"/>
          <table:table-cell table:style-name="ce1"/>
        </table:table-row>
        <table:table-row table:style-name="ro1">
          <table:table-cell table:number-columns-repeated="21"/>
          <table:table-cell office:value-type="string" calcext:value-type="string">
            <text:p>harmonic_stddev_TEPS</text:p>
          </table:table-cell>
          <table:table-cell office:value-type="float" office:value="170944" calcext:value-type="float">
            <text:p>170944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82751.8" calcext:value-type="float">
            <text:p>82751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983.86" calcext:value-type="float">
            <text:p>2983.8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98.6" calcext:value-type="float">
            <text:p>35098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56197" calcext:value-type="float">
            <text:p>15619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9788.7" calcext:value-type="float">
            <text:p>99788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067.8" calcext:value-type="float">
            <text:p>63067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526.1" calcext:value-type="float">
            <text:p>8552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6972.3" calcext:value-type="float">
            <text:p>26972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031.4" calcext:value-type="float">
            <text:p>28031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5402.1" calcext:value-type="float">
            <text:p>85402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5063.5" calcext:value-type="float">
            <text:p>45063.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754" calcext:value-type="float">
            <text:p>1117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5475.3" calcext:value-type="float">
            <text:p>65475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060.8" calcext:value-type="float">
            <text:p>19060.8</text:p>
          </table:table-cell>
          <table:table-cell table:number-columns-repeated="3"/>
        </table:table-row>
        <table:table-row table:style-name="ro1">
          <table:table-cell table:number-columns-repeated="74"/>
        </table:table-row>
        <table:table-row table:style-name="ro1">
          <table:table-cell/>
          <table:table-cell office:value-type="string" calcext:value-type="string">
            <text:p>MEAN harmonics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529340" calcext:value-type="float">
            <text:p>1.53E+006</text:p>
          </table:table-cell>
          <table:table-cell table:style-name="ce1" office:value-type="float" office:value="876545" calcext:value-type="float">
            <text:p>8.77E+005</text:p>
          </table:table-cell>
          <table:table-cell office:value-type="float" office:value="293197" calcext:value-type="float">
            <text:p>293197</text:p>
          </table:table-cell>
          <table:table-cell office:value-type="float" office:value="152490" calcext:value-type="float">
            <text:p>15249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529340" calcext:value-type="float">
            <text:p>1.53E+006</text:p>
          </table:table-cell>
          <table:table-cell table:style-name="ce1" office:value-type="float" office:value="1914650" calcext:value-type="float">
            <text:p>1.91E+006</text:p>
          </table:table-cell>
          <table:table-cell table:style-name="ce1" office:value-type="float" office:value="2187710" calcext:value-type="float">
            <text:p>2.19E+006</text:p>
          </table:table-cell>
          <table:table-cell table:style-name="ce1" office:value-type="float" office:value="3713420" calcext:value-type="float">
            <text:p>3.71E+006</text:p>
          </table:table-cell>
          <table:table-cell table:style-name="ce1" office:value-type="float" office:value="3313190" calcext:value-type="float">
            <text:p>3.31E+006</text:p>
          </table:table-cell>
          <table:table-cell table:style-name="ce1" office:value-type="float" office:value="1936160" calcext:value-type="float">
            <text:p>1.94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1914650" calcext:value-type="float">
            <text:p>1.91E+006</text:p>
          </table:table-cell>
          <table:table-cell table:style-name="ce1" office:value-type="float" office:value="1834790" calcext:value-type="float">
            <text:p>1.83E+006</text:p>
          </table:table-cell>
          <table:table-cell table:style-name="ce1" office:value-type="float" office:value="1549010" calcext:value-type="float">
            <text:p>1.55E+006</text:p>
          </table:table-cell>
          <table:table-cell table:style-name="ce1" office:value-type="float" office:value="593944" calcext:value-type="float">
            <text:p>5.94E+0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76545" calcext:value-type="float">
            <text:p>876545</text:p>
          </table:table-cell>
          <table:table-cell table:style-name="ce1" office:value-type="float" office:value="1834790" calcext:value-type="float">
            <text:p>1.83E+006</text:p>
          </table:table-cell>
          <table:table-cell table:style-name="ce1" office:value-type="float" office:value="3369510" calcext:value-type="float">
            <text:p>3.37E+006</text:p>
          </table:table-cell>
          <table:table-cell table:style-name="ce1" office:value-type="float" office:value="2468060" calcext:value-type="float">
            <text:p>2.47E+006</text:p>
          </table:table-cell>
          <table:table-cell table:style-name="ce1" office:value-type="float" office:value="2726320" calcext:value-type="float">
            <text:p>2.73E+006</text:p>
          </table:table-cell>
          <table:table-cell table:style-name="ce1" office:value-type="float" office:value="1975250" calcext:value-type="float">
            <text:p>1.98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2187710" calcext:value-type="float">
            <text:p>2.19E+006</text:p>
          </table:table-cell>
          <table:table-cell table:style-name="ce1" office:value-type="float" office:value="3369510" calcext:value-type="float">
            <text:p>3.37E+006</text:p>
          </table:table-cell>
          <table:table-cell table:style-name="ce1" office:value-type="float" office:value="3021850" calcext:value-type="float">
            <text:p>3.02E+006</text:p>
          </table:table-cell>
          <table:table-cell table:style-name="ce1" office:value-type="float" office:value="1119140" calcext:value-type="float">
            <text:p>1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3197" calcext:value-type="float">
            <text:p>293197</text:p>
          </table:table-cell>
          <table:table-cell table:style-name="ce1" office:value-type="float" office:value="1549010" calcext:value-type="float">
            <text:p>1.55E+006</text:p>
          </table:table-cell>
          <table:table-cell table:style-name="ce1" office:value-type="float" office:value="3021850" calcext:value-type="float">
            <text:p>3.02E+006</text:p>
          </table:table-cell>
          <table:table-cell table:style-name="ce1" office:value-type="float" office:value="4201330" calcext:value-type="float">
            <text:p>4.20E+006</text:p>
          </table:table-cell>
          <table:table-cell table:style-name="ce1" office:value-type="float" office:value="4269970" calcext:value-type="float">
            <text:p>4.27E+006</text:p>
          </table:table-cell>
          <table:table-cell table:style-name="ce1" office:value-type="float" office:value="3747980" calcext:value-type="float">
            <text:p>3.75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713420" calcext:value-type="float">
            <text:p>3.71E+006</text:p>
          </table:table-cell>
          <table:table-cell table:style-name="ce1" office:value-type="float" office:value="2468060" calcext:value-type="float">
            <text:p>2.47E+006</text:p>
          </table:table-cell>
          <table:table-cell table:style-name="ce1" office:value-type="float" office:value="4201330" calcext:value-type="float">
            <text:p>4.20E+006</text:p>
          </table:table-cell>
          <table:table-cell table:style-name="ce1" office:value-type="float" office:value="4966600" calcext:value-type="float">
            <text:p>4.97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2490" calcext:value-type="float">
            <text:p>152490</text:p>
          </table:table-cell>
          <table:table-cell office:value-type="float" office:value="593944" calcext:value-type="float">
            <text:p>593944</text:p>
          </table:table-cell>
          <table:table-cell table:style-name="ce1" office:value-type="float" office:value="1119140" calcext:value-type="float">
            <text:p>1.12E+006</text:p>
          </table:table-cell>
          <table:table-cell table:style-name="ce1" office:value-type="float" office:value="4966600" calcext:value-type="float">
            <text:p>4.97E+006</text:p>
          </table:table-cell>
          <table:table-cell table:style-name="ce1" office:value-type="float" office:value="7688760" calcext:value-type="float">
            <text:p>7.69E+006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3313190" calcext:value-type="float">
            <text:p>3.31E+006</text:p>
          </table:table-cell>
          <table:table-cell table:style-name="ce1" office:value-type="float" office:value="2726320" calcext:value-type="float">
            <text:p>2.73E+006</text:p>
          </table:table-cell>
          <table:table-cell table:style-name="ce1" office:value-type="float" office:value="4269970" calcext:value-type="float">
            <text:p>4.27E+006</text:p>
          </table:table-cell>
          <table:table-cell table:style-name="ce1" office:value-type="float" office:value="7688760" calcext:value-type="float">
            <text:p>7.69E+006</text:p>
          </table:table-cell>
          <table:table-cell table:number-columns-repeated="6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936160" calcext:value-type="float">
            <text:p>1.94E+006</text:p>
          </table:table-cell>
          <table:table-cell table:style-name="ce1" office:value-type="float" office:value="1975250" calcext:value-type="float">
            <text:p>1.98E+006</text:p>
          </table:table-cell>
          <table:table-cell table:style-name="ce1" office:value-type="float" office:value="3747980" calcext:value-type="float">
            <text:p>3.75E+006</text:p>
          </table:table-cell>
          <table:table-cell table:style-name="ce1" office:value-type="float" office:value="8169860" calcext:value-type="float">
            <text:p>8.17E+006</text:p>
          </table:table-cell>
          <table:table-cell table:number-columns-repeated="68"/>
        </table:table-row>
        <table:table-row table:style-name="ro1" table:number-rows-repeated="6">
          <table:table-cell table:number-columns-repeated="74"/>
        </table:table-row>
        <table:table-row table:style-name="ro1">
          <table:table-cell/>
          <table:table-cell office:value-type="string" calcext:value-type="string">
            <text:p>Max TEPS</text:p>
          </table:table-cell>
          <table:table-cell table:number-columns-repeated="72"/>
        </table:table-row>
        <table:table-row table:style-name="ro1">
          <table:table-cell/>
          <table:table-cell office:value-type="string" calcext:value-type="string">
            <text:p>Scale 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 office:value-type="string" calcext:value-type="string">
            <text:p>Nodes 32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</text:p>
          </table:table-cell>
          <table:table-cell office:value-type="string" calcext:value-type="string">
            <text:p>Scale24</text:p>
          </table:table-cell>
          <table:table-cell table:number-columns-repeated="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1094290" calcext:value-type="float">
            <text:p>1.09E+006</text:p>
          </table:table-cell>
          <table:table-cell office:value-type="float" office:value="467524" calcext:value-type="float">
            <text:p>467524</text:p>
          </table:table-cell>
          <table:table-cell office:value-type="float" office:value="283146" calcext:value-type="float">
            <text:p>28314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1954760" calcext:value-type="float">
            <text:p>1.95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1601100" calcext:value-type="float">
            <text:p>1.60E+0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2038470" calcext:value-type="float">
            <text:p>2.04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4118290" calcext:value-type="float">
            <text:p>4.12E+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67524" calcext:value-type="float">
            <text:p>467524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4281830" calcext:value-type="float">
            <text:p>4.28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1" office:value-type="float" office:value="6960600" calcext:value-type="float">
            <text:p>6.96E+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3146" calcext:value-type="float">
            <text:p>283146</text:p>
          </table:table-cell>
          <table:table-cell table:style-name="ce1" office:value-type="float" office:value="1601100" calcext:value-type="float">
            <text:p>1.60E+006</text:p>
          </table:table-cell>
          <table:table-cell table:style-name="ce1" office:value-type="float" office:value="4118290" calcext:value-type="float">
            <text:p>4.12E+006</text:p>
          </table:table-cell>
          <table:table-cell table:style-name="ce1" office:value-type="float" office:value="6960600" calcext:value-type="float">
            <text:p>6.96E+006</text:p>
          </table:table-cell>
          <table:table-cell table:style-name="ce1" office:value-type="float" office:value="8586550" calcext:value-type="float">
            <text:p>8.59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1" office:value-type="float" office:value="8586550" calcext:value-type="float">
            <text:p>8.59E+006</text:p>
          </table:table-cell>
          <table:table-cell table:number-columns-repeated="6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1" office:value-type="float" office:value="8429180" calcext:value-type="float">
            <text:p>8.43E+006</text:p>
          </table:table-cell>
          <table:table-cell table:number-columns-repeated="68"/>
        </table:table-row>
        <table:table-row table:style-name="ro1" table:number-rows-repeated="4">
          <table:table-cell table:number-columns-repeated="74"/>
        </table:table-row>
        <table:table-row table:style-name="ro1">
          <table:table-cell table:number-columns-repeated="13"/>
          <table:table-cell office:value-type="string" calcext:value-type="string">
            <text:p>Das</text:p>
          </table:table-cell>
          <table:table-cell table:number-columns-repeated="60"/>
        </table:table-row>
        <table:table-row table:style-name="ro1">
          <table:table-cell table:number-columns-repeated="7"/>
          <table:table-cell office:value-type="string" calcext:value-type="string">
            <text:p>Scale</text:p>
          </table:table-cell>
          <table:table-cell office:value-type="string" calcext:value-type="string">
            <text:p>Nodes 4 ON</text:p>
          </table:table-cell>
          <table:table-cell office:value-type="string" calcext:value-type="string">
            <text:p>Nodes 4 DAS</text:p>
          </table:table-cell>
          <table:table-cell office:value-type="string" calcext:value-type="string">
            <text:p>Nodes 8 OP</text:p>
          </table:table-cell>
          <table:table-cell office:value-type="string" calcext:value-type="string">
            <text:p>Nodes 8 DAS</text:p>
          </table:table-cell>
          <table:table-cell table:number-columns-repeated="2" office:value-type="string" calcext:value-type="string">
            <text:p>Nodes 16 OP</text:p>
          </table:table-cell>
          <table:table-cell table:number-columns-repeated="60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style-name="ce1" office:value-type="float" office:value="1867280" calcext:value-type="float">
            <text:p>1.87E+006</text:p>
          </table:table-cell>
          <table:table-cell table:style-name="ce2" office:value-type="float" office:value="39585000" calcext:value-type="float">
            <text:p>3.96E+007</text:p>
          </table:table-cell>
          <table:table-cell table:style-name="ce1" office:value-type="float" office:value="1094290" calcext:value-type="float">
            <text:p>1.09E+006</text:p>
          </table:table-cell>
          <table:table-cell table:style-name="ce2" office:value-type="float" office:value="41800200" calcext:value-type="float">
            <text:p>4.18E+007</text:p>
          </table:table-cell>
          <table:table-cell office:value-type="float" office:value="467524" calcext:value-type="float">
            <text:p>467524</text:p>
          </table:table-cell>
          <table:table-cell table:style-name="ce2" office:value-type="float" office:value="31522700" calcext:value-type="float">
            <text:p>3.15E+007</text:p>
          </table:table-cell>
          <table:table-cell table:number-columns-repeated="3"/>
          <table:table-cell office:value-type="string" calcext:value-type="string">
            <text:p>Ratios OP/DAS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style-name="ce1" office:value-type="float" office:value="2058870" calcext:value-type="float">
            <text:p>2.06E+006</text:p>
          </table:table-cell>
          <table:table-cell table:style-name="ce2" office:value-type="float" office:value="48694000" calcext:value-type="float">
            <text:p>4.87E+007</text:p>
          </table:table-cell>
          <table:table-cell table:style-name="ce1" office:value-type="float" office:value="3120170" calcext:value-type="float">
            <text:p>3.12E+006</text:p>
          </table:table-cell>
          <table:table-cell table:style-name="ce2" office:value-type="float" office:value="71769700" calcext:value-type="float">
            <text:p>7.18E+007</text:p>
          </table:table-cell>
          <table:table-cell table:style-name="ce1" office:value-type="float" office:value="2425460" calcext:value-type="float">
            <text:p>2.43E+006</text:p>
          </table:table-cell>
          <table:table-cell table:style-name="ce2" office:value-type="float" office:value="89159200" calcext:value-type="float">
            <text:p>8.92E+007</text:p>
          </table:table-cell>
          <table:table-cell table:number-columns-repeated="3"/>
          <table:table-cell office:value-type="string" calcext:value-type="string">
            <text:p><text:s/>4 Nodes</text:p>
          </table:table-cell>
          <table:table-cell office:value-type="string" calcext:value-type="string">
            <text:p>8 Nodes</text:p>
          </table:table-cell>
          <table:table-cell office:value-type="float" office:value="16" calcext:value-type="float">
            <text:p>16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style-name="ce1" office:value-type="float" office:value="3695710" calcext:value-type="float">
            <text:p>3.70E+006</text:p>
          </table:table-cell>
          <table:table-cell table:style-name="ce2" office:value-type="float" office:value="67984400" calcext:value-type="float">
            <text:p>6.80E+007</text:p>
          </table:table-cell>
          <table:table-cell table:style-name="ce1" office:value-type="float" office:value="4648350" calcext:value-type="float">
            <text:p>4.65E+006</text:p>
          </table:table-cell>
          <table:table-cell table:style-name="ce2" office:value-type="float" office:value="122154000" calcext:value-type="float">
            <text:p>1.22E+008</text:p>
          </table:table-cell>
          <table:table-cell table:style-name="ce1" office:value-type="float" office:value="4657480" calcext:value-type="float">
            <text:p>4.66E+006</text:p>
          </table:table-cell>
          <table:table-cell table:style-name="ce2" office:value-type="float" office:value="196219000" calcext:value-type="float">
            <text:p>1.96E+008</text:p>
          </table:table-cell>
          <table:table-cell table:number-columns-repeated="3"/>
          <table:table-cell table:formula="of:=[.I58]/[.J58]" office:value-type="float" office:value="0.0471714033093343" calcext:value-type="float">
            <text:p>0.0471714033</text:p>
          </table:table-cell>
          <table:table-cell table:formula="of:=[.K58]/[.L58]" office:value-type="float" office:value="0.0261790613442041" calcext:value-type="float">
            <text:p>0.0261790613</text:p>
          </table:table-cell>
          <table:table-cell table:formula="of:=[.M58]/[.N58]" office:value-type="float" office:value="0.0148313437617971" calcext:value-type="float">
            <text:p>0.0148313438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style-name="ce1" office:value-type="float" office:value="3890290" calcext:value-type="float">
            <text:p>3.89E+006</text:p>
          </table:table-cell>
          <table:table-cell table:style-name="ce2" office:value-type="float" office:value="70948000" calcext:value-type="float">
            <text:p>7.09E+007</text:p>
          </table:table-cell>
          <table:table-cell table:style-name="ce1" office:value-type="float" office:value="3449430" calcext:value-type="float">
            <text:p>3.45E+006</text:p>
          </table:table-cell>
          <table:table-cell table:style-name="ce2" office:value-type="float" office:value="118423000" calcext:value-type="float">
            <text:p>1.18E+008</text:p>
          </table:table-cell>
          <table:table-cell table:style-name="ce1" office:value-type="float" office:value="5568780" calcext:value-type="float">
            <text:p>5.57E+006</text:p>
          </table:table-cell>
          <table:table-cell table:style-name="ce2" office:value-type="float" office:value="232372000" calcext:value-type="float">
            <text:p>2.32E+008</text:p>
          </table:table-cell>
          <table:table-cell table:number-columns-repeated="3"/>
          <table:table-cell table:formula="of:=[.I59]/[.J59]" office:value-type="float" office:value="0.0422818006325215" calcext:value-type="float">
            <text:p>0.0422818006</text:p>
          </table:table-cell>
          <table:table-cell table:formula="of:=[.K59]/[.L59]" office:value-type="float" office:value="0.0434747532733173" calcext:value-type="float">
            <text:p>0.0434747533</text:p>
          </table:table-cell>
          <table:table-cell table:formula="of:=[.M59]/[.N59]" office:value-type="float" office:value="0.0272036985527012" calcext:value-type="float">
            <text:p>0.0272036986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style-name="ce1" office:value-type="float" office:value="4003960" calcext:value-type="float">
            <text:p>4.00E+006</text:p>
          </table:table-cell>
          <table:table-cell table:style-name="ce2" office:value-type="float" office:value="67396900" calcext:value-type="float">
            <text:p>6.74E+007</text:p>
          </table:table-cell>
          <table:table-cell table:style-name="ce1" office:value-type="float" office:value="3398530" calcext:value-type="float">
            <text:p>3.40E+006</text:p>
          </table:table-cell>
          <table:table-cell table:style-name="ce2" office:value-type="float" office:value="129818000" calcext:value-type="float">
            <text:p>1.30E+008</text:p>
          </table:table-cell>
          <table:table-cell table:style-name="ce1" office:value-type="float" office:value="5675850" calcext:value-type="float">
            <text:p>5.68E+006</text:p>
          </table:table-cell>
          <table:table-cell table:style-name="ce2" office:value-type="float" office:value="238983000" calcext:value-type="float">
            <text:p>2.39E+008</text:p>
          </table:table-cell>
          <table:table-cell table:number-columns-repeated="3"/>
          <table:table-cell table:formula="of:=[.I60]/[.J60]" office:value-type="float" office:value="0.0543611475573808" calcext:value-type="float">
            <text:p>0.0543611476</text:p>
          </table:table-cell>
          <table:table-cell table:formula="of:=[.K60]/[.L60]" office:value-type="float" office:value="0.0380531951471094" calcext:value-type="float">
            <text:p>0.0380531951</text:p>
          </table:table-cell>
          <table:table-cell table:formula="of:=[.M60]/[.N60]" office:value-type="float" office:value="0.0237361315672794" calcext:value-type="float">
            <text:p>0.0237361316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style-name="ce1" office:value-type="float" office:value="1954760" calcext:value-type="float">
            <text:p>1.95E+006</text:p>
          </table:table-cell>
          <table:table-cell table:style-name="ce2" office:value-type="float" office:value="63512300" calcext:value-type="float">
            <text:p>6.35E+007</text:p>
          </table:table-cell>
          <table:table-cell table:style-name="ce1" office:value-type="float" office:value="2038470" calcext:value-type="float">
            <text:p>2.04E+006</text:p>
          </table:table-cell>
          <table:table-cell table:style-name="ce2" office:value-type="float" office:value="123391000" calcext:value-type="float">
            <text:p>1.23E+008</text:p>
          </table:table-cell>
          <table:table-cell table:style-name="ce1" office:value-type="float" office:value="4281830" calcext:value-type="float">
            <text:p>4.28E+006</text:p>
          </table:table-cell>
          <table:table-cell table:style-name="ce2" office:value-type="float" office:value="226877000" calcext:value-type="float">
            <text:p>2.27E+008</text:p>
          </table:table-cell>
          <table:table-cell table:number-columns-repeated="3"/>
          <table:table-cell table:formula="of:=[.I61]/[.J61]" office:value-type="float" office:value="0.0548329762643063" calcext:value-type="float">
            <text:p>0.0548329763</text:p>
          </table:table-cell>
          <table:table-cell table:formula="of:=[.K61]/[.L61]" office:value-type="float" office:value="0.0291280410055479" calcext:value-type="float">
            <text:p>0.029128041</text:p>
          </table:table-cell>
          <table:table-cell table:formula="of:=[.M61]/[.N61]" office:value-type="float" office:value="0.0239649355344017" calcext:value-type="float">
            <text:p>0.0239649355</text:p>
          </table:table-cell>
          <table:table-cell table:number-columns-repeated="54"/>
        </table:table-row>
        <table:table-row table:style-name="ro1">
          <table:table-cell table:number-columns-repeated="17"/>
          <table:table-cell table:formula="of:=[.I62]/[.J62]" office:value-type="float" office:value="0.0594086671642167" calcext:value-type="float">
            <text:p>0.0594086672</text:p>
          </table:table-cell>
          <table:table-cell table:formula="of:=[.K62]/[.L62]" office:value-type="float" office:value="0.0261791893265957" calcext:value-type="float">
            <text:p>0.0261791893</text:p>
          </table:table-cell>
          <table:table-cell table:formula="of:=[.M62]/[.N62]" office:value-type="float" office:value="0.0237500156914927" calcext:value-type="float">
            <text:p>0.0237500157</text:p>
          </table:table-cell>
          <table:table-cell table:number-columns-repeated="54"/>
        </table:table-row>
        <table:table-row table:style-name="ro1">
          <table:table-cell table:number-columns-repeated="17"/>
          <table:table-cell table:formula="of:=[.I63]/[.J63]" office:value-type="float" office:value="0.0307776603901921" calcext:value-type="float">
            <text:p>0.0307776604</text:p>
          </table:table-cell>
          <table:table-cell table:formula="of:=[.K63]/[.L63]" office:value-type="float" office:value="0.0165204107268764" calcext:value-type="float">
            <text:p>0.0165204107</text:p>
          </table:table-cell>
          <table:table-cell table:formula="of:=[.M63]/[.N63]" office:value-type="float" office:value="0.0188729135170158" calcext:value-type="float">
            <text:p>0.0188729135</text:p>
          </table:table-cell>
          <table:table-cell table:number-columns-repeated="54"/>
        </table:table-row>
        <table:table-row table:style-name="ro1" table:number-rows-repeated="11">
          <table:table-cell table:number-columns-repeated="74"/>
        </table:table-row>
        <table:table-row table:style-name="ro1">
          <table:table-cell/>
          <table:table-cell office:value-type="string" calcext:value-type="string">
            <text:p>Calucalati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46]/[.E46]" office:value-type="float" office:value="3.99397677980168" calcext:value-type="float">
            <text:p>3.9939767798</text:p>
          </table:table-cell>
          <table:table-cell table:formula="of:=[.D46]/[.E46]" office:value-type="float" office:value="2.34060711321772" calcext:value-type="float">
            <text:p>2.3406071132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47]/[.E47]" office:value-type="float" office:value="0.848857536302392" calcext:value-type="float">
            <text:p>0.8488575363</text:p>
          </table:table-cell>
          <table:table-cell table:formula="of:=[.D47]/[.E47]" office:value-type="float" office:value="1.28642401853669" calcext:value-type="float">
            <text:p>1.2864240185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48]/[.E48]" office:value-type="float" office:value="0.793499918410814" calcext:value-type="float">
            <text:p>0.7934999184</text:p>
          </table:table-cell>
          <table:table-cell table:formula="of:=[.D48]/[.E48]" office:value-type="float" office:value="0.998039712462533" calcext:value-type="float">
            <text:p>0.9980397125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49]/[.E49]" office:value-type="float" office:value="0.698589278082453" calcext:value-type="float">
            <text:p>0.6985892781</text:p>
          </table:table-cell>
          <table:table-cell table:formula="of:=[.D49]/[.E49]" office:value-type="float" office:value="0.61942292566774" calcext:value-type="float">
            <text:p>0.6194229257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50]/[.E50]" office:value-type="float" office:value="0.705437952024807" calcext:value-type="float">
            <text:p>0.705437952</text:p>
          </table:table-cell>
          <table:table-cell table:formula="of:=[.D50]/[.E50]" office:value-type="float" office:value="0.598770228247751" calcext:value-type="float">
            <text:p>0.5987702282</text:p>
          </table:table-cell>
          <table:table-cell table:number-columns-repeated="15"/>
          <table:table-cell table:style-name="ce1" table:number-columns-repeated="4"/>
          <table:table-cell table:number-columns-repeated="5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51]/[.E51]" office:value-type="float" office:value="0.456524429975034" calcext:value-type="float">
            <text:p>0.45652443</text:p>
          </table:table-cell>
          <table:table-cell table:formula="of:=[.D51]/[.E51]" office:value-type="float" office:value="0.476074482172342" calcext:value-type="float">
            <text:p>0.4760744822</text:p>
          </table:table-cell>
          <table:table-cell table:number-columns-repeated="7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 style:data-style-name="N2" text:time-value="15:43:35.8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9:12:23.421831214</meta:creation-date>
    <meta:generator>LibreOffice/4.3.5.2$Windows_x86 LibreOffice_project/3a87456aaa6a95c63eea1c1b3201acedf0751bd5</meta:generator>
    <dc:date>2015-06-28T16:29:25.712000000</dc:date>
    <meta:editing-duration>PT13H1M12S</meta:editing-duration>
    <meta:editing-cycles>12</meta:editing-cycles>
    <meta:document-statistic meta:table-count="1" meta:cell-count="15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547cm" svg:y="0.24cm" chart:style-name="ch2">
          <text:p>Scale VS TEPS ON</text:p>
        </chart:title>
        <chart:legend chart:legend-position="end" svg:x="13.199cm" svg:y="3.456cm" style:legend-expansion="high" chart:style-name="ch3"/>
        <chart:plot-area chart:style-name="ch4" table:cell-range-address="Sheet1.B46:Sheet1.F51 Sheet1.C45:Sheet1.F45" chart:data-source-has-labels="row" svg:x="1.33cm" svg:y="1.275cm" svg:width="11.55cm" svg:height="6.569cm">
          <chartooo:coordinate-region svg:x="3.063cm" svg:y="1.474cm" svg:width="9.63cm" svg:height="5.723cm"/>
          <chart:axis chart:dimension="x" chart:name="primary-x" chart:style-name="ch5">
            <chart:title svg:x="6.638cm" svg:y="8.024cm" chart:style-name="ch6">
              <text:p>Scale</text:p>
            </chart:title>
          </chart:axis>
          <chart:axis chart:dimension="y" chart:name="primary-y" chart:style-name="ch5">
            <chart:title svg:x="0.451cm" svg:y="5.026cm" chart:style-name="ch7">
              <text:p>TEPS</text:p>
            </chart:title>
            <chart:grid chart:style-name="ch8" chart:class="major"/>
          </chart:axis>
          <chart:series chart:style-name="ch9" chart:values-cell-range-address="Sheet1.C46:Sheet1.C51" chart:label-cell-address="Sheet1.C45:Sheet1.C45" chart:class="chart:scatter">
            <chart:domain table:cell-range-address="Sheet1.B46:Sheet1.B51"/>
            <chart:data-point chart:repeated="6"/>
          </chart:series>
          <chart:series chart:style-name="ch10" chart:values-cell-range-address="Sheet1.D46:Sheet1.D51" chart:label-cell-address="Sheet1.D45:Sheet1.D45" chart:class="chart:scatter">
            <chart:data-point chart:repeated="6"/>
          </chart:series>
          <chart:series chart:style-name="ch11" chart:values-cell-range-address="Sheet1.E46:Sheet1.E51" chart:label-cell-address="Sheet1.E45:Sheet1.E45" chart:class="chart:scatter">
            <chart:data-point chart:repeated="6"/>
          </chart:series>
          <chart:series chart:style-name="ch12" chart:values-cell-range-address="Sheet1.F46:Sheet1.F51" chart:label-cell-address="Sheet1.F45:Sheet1.F4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</text:p>
              </table:table-cell>
              <table:table-cell office:value-type="string">
                <text:p>Nodes 4</text:p>
                <draw:g>
                  <svg:desc>Sheet1.C45:Sheet1.C45</svg:desc>
                </draw:g>
              </table:table-cell>
              <table:table-cell office:value-type="string">
                <text:p>Nodes 8</text:p>
                <draw:g>
                  <svg:desc>Sheet1.D45:Sheet1.D45</svg:desc>
                </draw:g>
              </table:table-cell>
              <table:table-cell office:value-type="string">
                <text:p>Nodes 16</text:p>
                <draw:g>
                  <svg:desc>Sheet1.E45:Sheet1.E45</svg:desc>
                </draw:g>
              </table:table-cell>
              <table:table-cell office:value-type="string">
                <text:p>Nodes 32</text:p>
                <draw:g>
                  <svg:desc>Sheet1.F45:Sheet1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46:Sheet1.B51</svg:desc>
                </draw:g>
              </table:table-cell>
              <table:table-cell office:value-type="float" office:value="1867280">
                <text:p>1867280</text:p>
                <draw:g>
                  <svg:desc>Sheet1.C46:Sheet1.C51</svg:desc>
                </draw:g>
              </table:table-cell>
              <table:table-cell office:value-type="float" office:value="1094290">
                <text:p>1094290</text:p>
                <draw:g>
                  <svg:desc>Sheet1.D46:Sheet1.D51</svg:desc>
                </draw:g>
              </table:table-cell>
              <table:table-cell office:value-type="float" office:value="467524">
                <text:p>467524</text:p>
                <draw:g>
                  <svg:desc>Sheet1.E46:Sheet1.E51</svg:desc>
                </draw:g>
              </table:table-cell>
              <table:table-cell office:value-type="float" office:value="283146">
                <text:p>283146</text:p>
                <draw:g>
                  <svg:desc>Sheet1.F46:Sheet1.F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058870">
                <text:p>2058870</text:p>
              </table:table-cell>
              <table:table-cell office:value-type="float" office:value="3120170">
                <text:p>3120170</text:p>
              </table:table-cell>
              <table:table-cell office:value-type="float" office:value="2425460">
                <text:p>2425460</text:p>
              </table:table-cell>
              <table:table-cell office:value-type="float" office:value="1601100">
                <text:p>1601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695710">
                <text:p>3695710</text:p>
              </table:table-cell>
              <table:table-cell office:value-type="float" office:value="4648350">
                <text:p>4648350</text:p>
              </table:table-cell>
              <table:table-cell office:value-type="float" office:value="4657480">
                <text:p>4657480</text:p>
              </table:table-cell>
              <table:table-cell office:value-type="float" office:value="4118290">
                <text:p>4118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890290">
                <text:p>3890290</text:p>
              </table:table-cell>
              <table:table-cell office:value-type="float" office:value="3449430">
                <text:p>3449430</text:p>
              </table:table-cell>
              <table:table-cell office:value-type="float" office:value="5568780">
                <text:p>5568780</text:p>
              </table:table-cell>
              <table:table-cell office:value-type="float" office:value="6960600">
                <text:p>6960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4003960">
                <text:p>4003960</text:p>
              </table:table-cell>
              <table:table-cell office:value-type="float" office:value="3398530">
                <text:p>3398530</text:p>
              </table:table-cell>
              <table:table-cell office:value-type="float" office:value="5675850">
                <text:p>5675850</text:p>
              </table:table-cell>
              <table:table-cell office:value-type="float" office:value="8586550">
                <text:p>85865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54760">
                <text:p>1954760</text:p>
              </table:table-cell>
              <table:table-cell office:value-type="float" office:value="2038470">
                <text:p>2038470</text:p>
              </table:table-cell>
              <table:table-cell office:value-type="float" office:value="4281830">
                <text:p>428183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958cm" svg:y="0.316cm" chart:style-name="ch2">
          <text:p>Nodes VS TEPS ON</text:p>
        </chart:title>
        <chart:legend chart:legend-position="end" svg:x="13.199cm" svg:y="2.959cm" style:legend-expansion="high" chart:style-name="ch3"/>
        <chart:plot-area chart:style-name="ch4" table:cell-range-address="Sheet1.H46:Sheet1.N49 Sheet1.I45:Sheet1.N45" chart:data-source-has-labels="row" svg:x="1.33cm" svg:y="1.275cm" svg:width="11.55cm" svg:height="6.57cm">
          <chartooo:coordinate-region svg:x="3.248cm" svg:y="1.474cm" svg:width="9.445cm" svg:height="5.724cm"/>
          <chart:axis chart:dimension="x" chart:name="primary-x" chart:style-name="ch5">
            <chart:title svg:x="6.558cm" svg:y="8.025cm" chart:style-name="ch6">
              <text:p>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  <chart:grid chart:style-name="ch9" chart:class="major"/>
          </chart:axis>
          <chart:series chart:style-name="ch10" chart:values-cell-range-address="Sheet1.I46:Sheet1.I49" chart:label-cell-address="Sheet1.I45:Sheet1.I45" chart:class="chart:scatter">
            <chart:domain table:cell-range-address="Sheet1.H46:Sheet1.H49"/>
            <chart:data-point chart:repeated="4"/>
          </chart:series>
          <chart:series chart:style-name="ch11" chart:values-cell-range-address="Sheet1.J46:Sheet1.J49" chart:label-cell-address="Sheet1.J45:Sheet1.J45" chart:class="chart:scatter">
            <chart:data-point chart:repeated="4"/>
          </chart:series>
          <chart:series chart:style-name="ch12" chart:values-cell-range-address="Sheet1.K46:Sheet1.K49" chart:label-cell-address="Sheet1.K45:Sheet1.K45" chart:class="chart:scatter">
            <chart:data-point chart:repeated="4"/>
          </chart:series>
          <chart:series chart:style-name="ch13" chart:values-cell-range-address="Sheet1.L46:Sheet1.L49" chart:label-cell-address="Sheet1.L45:Sheet1.L45" chart:class="chart:scatter">
            <chart:data-point chart:repeated="4"/>
          </chart:series>
          <chart:series chart:style-name="ch14" chart:values-cell-range-address="Sheet1.M46:Sheet1.M49" chart:label-cell-address="Sheet1.M45:Sheet1.M45" chart:class="chart:scatter">
            <chart:data-point chart:repeated="4"/>
          </chart:series>
          <chart:series chart:style-name="ch15" chart:values-cell-range-address="Sheet1.N46:Sheet1.N49" chart:label-cell-address="Sheet1.N45:Sheet1.N45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H</text:p>
              </table:table-cell>
              <table:table-cell office:value-type="string">
                <text:p>Scale 9</text:p>
                <draw:g>
                  <svg:desc>Sheet1.I45:Sheet1.I45</svg:desc>
                </draw:g>
              </table:table-cell>
              <table:table-cell office:value-type="string">
                <text:p>Scale 12</text:p>
                <draw:g>
                  <svg:desc>Sheet1.J45:Sheet1.J45</svg:desc>
                </draw:g>
              </table:table-cell>
              <table:table-cell office:value-type="string">
                <text:p>Scale 15</text:p>
                <draw:g>
                  <svg:desc>Sheet1.K45:Sheet1.K45</svg:desc>
                </draw:g>
              </table:table-cell>
              <table:table-cell office:value-type="string">
                <text:p>Scale 18 </text:p>
                <draw:g>
                  <svg:desc>Sheet1.L45:Sheet1.L45</svg:desc>
                </draw:g>
              </table:table-cell>
              <table:table-cell office:value-type="string">
                <text:p>Scale 21</text:p>
                <draw:g>
                  <svg:desc>Sheet1.M45:Sheet1.M45</svg:desc>
                </draw:g>
              </table:table-cell>
              <table:table-cell office:value-type="string">
                <text:p>Scale2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H46:Sheet1.H49</svg:desc>
                </draw:g>
              </table:table-cell>
              <table:table-cell office:value-type="float" office:value="1867280">
                <text:p>1867280</text:p>
                <draw:g>
                  <svg:desc>Sheet1.I46:Sheet1.I49</svg:desc>
                </draw:g>
              </table:table-cell>
              <table:table-cell office:value-type="float" office:value="2058870">
                <text:p>2058870</text:p>
                <draw:g>
                  <svg:desc>Sheet1.J46:Sheet1.J49</svg:desc>
                </draw:g>
              </table:table-cell>
              <table:table-cell office:value-type="float" office:value="3695710">
                <text:p>3695710</text:p>
                <draw:g>
                  <svg:desc>Sheet1.K46:Sheet1.K49</svg:desc>
                </draw:g>
              </table:table-cell>
              <table:table-cell office:value-type="float" office:value="3890290">
                <text:p>3890290</text:p>
                <draw:g>
                  <svg:desc>Sheet1.L46:Sheet1.L49</svg:desc>
                </draw:g>
              </table:table-cell>
              <table:table-cell office:value-type="float" office:value="4003960">
                <text:p>4003960</text:p>
                <draw:g>
                  <svg:desc>Sheet1.M46:Sheet1.M49</svg:desc>
                </draw:g>
              </table:table-cell>
              <table:table-cell office:value-type="float" office:value="1954760">
                <text:p>1954760</text:p>
                <draw:g>
                  <svg:desc>Sheet1.N46:Sheet1.N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94290">
                <text:p>1094290</text:p>
              </table:table-cell>
              <table:table-cell office:value-type="float" office:value="3120170">
                <text:p>3120170</text:p>
              </table:table-cell>
              <table:table-cell office:value-type="float" office:value="4648350">
                <text:p>4648350</text:p>
              </table:table-cell>
              <table:table-cell office:value-type="float" office:value="3449430">
                <text:p>3449430</text:p>
              </table:table-cell>
              <table:table-cell office:value-type="float" office:value="3398530">
                <text:p>3398530</text:p>
              </table:table-cell>
              <table:table-cell office:value-type="float" office:value="2038470">
                <text:p>20384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467524">
                <text:p>467524</text:p>
              </table:table-cell>
              <table:table-cell office:value-type="float" office:value="2425460">
                <text:p>2425460</text:p>
              </table:table-cell>
              <table:table-cell office:value-type="float" office:value="4657480">
                <text:p>4657480</text:p>
              </table:table-cell>
              <table:table-cell office:value-type="float" office:value="5568780">
                <text:p>5568780</text:p>
              </table:table-cell>
              <table:table-cell office:value-type="float" office:value="5675850">
                <text:p>5675850</text:p>
              </table:table-cell>
              <table:table-cell office:value-type="float" office:value="4281830">
                <text:p>42818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83146">
                <text:p>283146</text:p>
              </table:table-cell>
              <table:table-cell office:value-type="float" office:value="1601100">
                <text:p>1601100</text:p>
              </table:table-cell>
              <table:table-cell office:value-type="float" office:value="4118290">
                <text:p>4118290</text:p>
              </table:table-cell>
              <table:table-cell office:value-type="float" office:value="6960600">
                <text:p>6960600</text:p>
              </table:table-cell>
              <table:table-cell office:value-type="float" office:value="8586550">
                <text:p>8586550</text:p>
              </table:table-cell>
              <table:table-cell office:value-type="float" office:value="8429180">
                <text:p>8429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Scale vs TEPS OpenNebula</text:p>
        </chart:title>
        <chart:legend chart:legend-position="end" svg:x="13.201cm" svg:y="3.454cm" style:legend-expansion="high" chart:style-name="ch3"/>
        <chart:plot-area chart:style-name="ch4" table:cell-range-address="Sheet1.B32:Sheet1.F37 Sheet1.C31:Sheet1.F31" chart:data-source-has-labels="row" svg:x="1.331cm" svg:y="1.275cm" svg:width="11.55cm" svg:height="6.564cm">
          <chartooo:coordinate-region svg:x="2.878cm" svg:y="1.474cm" svg:width="9.816cm" svg:height="5.718cm"/>
          <chart:axis chart:dimension="x" chart:name="primary-x" chart:style-name="ch5">
            <chart:title svg:x="6.639cm" svg:y="8.019cm" chart:style-name="ch6">
              <text:p>Scale</text:p>
            </chart:title>
          </chart:axis>
          <chart:axis chart:dimension="y" chart:name="primary-y" chart:style-name="ch5">
            <chart:title svg:x="0.451cm" svg:y="5.024cm" chart:style-name="ch7">
              <text:p>TEPS</text:p>
            </chart:title>
            <chart:grid chart:style-name="ch8" chart:class="major"/>
          </chart:axis>
          <chart:series chart:style-name="ch9" chart:values-cell-range-address="Sheet1.C32:Sheet1.C37" chart:label-cell-address="Sheet1.C31:Sheet1.C31" chart:class="chart:scatter">
            <chart:domain table:cell-range-address="Sheet1.B32:Sheet1.B37"/>
            <chart:data-point chart:repeated="6"/>
          </chart:series>
          <chart:series chart:style-name="ch10" chart:values-cell-range-address="Sheet1.D32:Sheet1.D37" chart:label-cell-address="Sheet1.D31:Sheet1.D31" chart:class="chart:scatter">
            <chart:data-point chart:repeated="6"/>
          </chart:series>
          <chart:series chart:style-name="ch11" chart:values-cell-range-address="Sheet1.E32:Sheet1.E37" chart:label-cell-address="Sheet1.E31:Sheet1.E31" chart:class="chart:scatter">
            <chart:data-point chart:repeated="6"/>
          </chart:series>
          <chart:series chart:style-name="ch12" chart:values-cell-range-address="Sheet1.F32:Sheet1.F37" chart:label-cell-address="Sheet1.F31:Sheet1.F3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</text:p>
              </table:table-cell>
              <table:table-cell office:value-type="string">
                <text:p>Nodes 4</text:p>
                <draw:g>
                  <svg:desc>Sheet1.C31:Sheet1.C31</svg:desc>
                </draw:g>
              </table:table-cell>
              <table:table-cell office:value-type="string">
                <text:p>Nodes 8</text:p>
                <draw:g>
                  <svg:desc>Sheet1.D31:Sheet1.D31</svg:desc>
                </draw:g>
              </table:table-cell>
              <table:table-cell office:value-type="string">
                <text:p>Nodes 16</text:p>
                <draw:g>
                  <svg:desc>Sheet1.E31:Sheet1.E31</svg:desc>
                </draw:g>
              </table:table-cell>
              <table:table-cell office:value-type="string">
                <text:p>Nodes 32</text:p>
                <draw:g>
                  <svg:desc>Sheet1.F31:Sheet1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32:Sheet1.B37</svg:desc>
                </draw:g>
              </table:table-cell>
              <table:table-cell office:value-type="float" office:value="1529340">
                <text:p>1529340</text:p>
                <draw:g>
                  <svg:desc>Sheet1.C32:Sheet1.C37</svg:desc>
                </draw:g>
              </table:table-cell>
              <table:table-cell office:value-type="float" office:value="876545">
                <text:p>876545</text:p>
                <draw:g>
                  <svg:desc>Sheet1.D32:Sheet1.D37</svg:desc>
                </draw:g>
              </table:table-cell>
              <table:table-cell office:value-type="float" office:value="293197">
                <text:p>293197</text:p>
                <draw:g>
                  <svg:desc>Sheet1.E32:Sheet1.E37</svg:desc>
                </draw:g>
              </table:table-cell>
              <table:table-cell office:value-type="float" office:value="152490">
                <text:p>152490</text:p>
                <draw:g>
                  <svg:desc>Sheet1.F32:Sheet1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914650">
                <text:p>1914650</text:p>
              </table:table-cell>
              <table:table-cell office:value-type="float" office:value="1834790">
                <text:p>1834790</text:p>
              </table:table-cell>
              <table:table-cell office:value-type="float" office:value="1549010">
                <text:p>1549010</text:p>
              </table:table-cell>
              <table:table-cell office:value-type="float" office:value="593944">
                <text:p>593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87710">
                <text:p>2187710</text:p>
              </table:table-cell>
              <table:table-cell office:value-type="float" office:value="3369510">
                <text:p>3369510</text:p>
              </table:table-cell>
              <table:table-cell office:value-type="float" office:value="3021850">
                <text:p>3021850</text:p>
              </table:table-cell>
              <table:table-cell office:value-type="float" office:value="1119140">
                <text:p>1119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713420">
                <text:p>3713420</text:p>
              </table:table-cell>
              <table:table-cell office:value-type="float" office:value="2468060">
                <text:p>2468060</text:p>
              </table:table-cell>
              <table:table-cell office:value-type="float" office:value="4201330">
                <text:p>4201330</text:p>
              </table:table-cell>
              <table:table-cell office:value-type="float" office:value="4966600">
                <text:p>4966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313190">
                <text:p>3313190</text:p>
              </table:table-cell>
              <table:table-cell office:value-type="float" office:value="2726320">
                <text:p>2726320</text:p>
              </table:table-cell>
              <table:table-cell office:value-type="float" office:value="4269970">
                <text:p>4269970</text:p>
              </table:table-cell>
              <table:table-cell office:value-type="float" office:value="7688760">
                <text:p>76887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936160">
                <text:p>1936160</text:p>
              </table:table-cell>
              <table:table-cell office:value-type="float" office:value="1975250">
                <text:p>1975250</text:p>
              </table:table-cell>
              <table:table-cell office:value-type="float" office:value="3747980">
                <text:p>3747980</text:p>
              </table:table-cell>
              <table:table-cell office:value-type="float" office:value="8169860">
                <text:p>81698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191cm" svg:y="0.316cm" chart:style-name="ch2">
          <text:p>Nodes vs Scale OpenNebula</text:p>
        </chart:title>
        <chart:legend chart:legend-position="end" svg:x="13.199cm" svg:y="2.959cm" style:legend-expansion="high" chart:style-name="ch3"/>
        <chart:plot-area chart:style-name="ch4" table:cell-range-address="Sheet1.H32:Sheet1.N35 Sheet1.I31:Sheet1.N31" chart:data-source-has-labels="row" svg:x="1.33cm" svg:y="1.275cm" svg:width="11.55cm" svg:height="6.57cm">
          <chartooo:coordinate-region svg:x="3.248cm" svg:y="1.474cm" svg:width="9.445cm" svg:height="5.724cm"/>
          <chart:axis chart:dimension="x" chart:name="primary-x" chart:style-name="ch5">
            <chart:title svg:x="6.558cm" svg:y="8.025cm" chart:style-name="ch6">
              <text:p>Nodes</text:p>
            </chart:title>
          </chart:axis>
          <chart:axis chart:dimension="y" chart:name="primary-y" chart:style-name="ch7">
            <chart:title svg:x="0.451cm" svg:y="5.027cm" chart:style-name="ch8">
              <text:p>Scale</text:p>
            </chart:title>
            <chart:grid chart:style-name="ch9" chart:class="major"/>
          </chart:axis>
          <chart:series chart:style-name="ch10" chart:values-cell-range-address="Sheet1.I32:Sheet1.I35" chart:label-cell-address="Sheet1.I31:Sheet1.I31" chart:class="chart:scatter">
            <chart:domain table:cell-range-address="Sheet1.H32:Sheet1.H35"/>
            <chart:data-point chart:repeated="4"/>
          </chart:series>
          <chart:series chart:style-name="ch11" chart:values-cell-range-address="Sheet1.J32:Sheet1.J35" chart:label-cell-address="Sheet1.J31:Sheet1.J31" chart:class="chart:scatter">
            <chart:data-point chart:repeated="4"/>
          </chart:series>
          <chart:series chart:style-name="ch12" chart:values-cell-range-address="Sheet1.K32:Sheet1.K35" chart:label-cell-address="Sheet1.K31:Sheet1.K31" chart:class="chart:scatter">
            <chart:data-point chart:repeated="4"/>
          </chart:series>
          <chart:series chart:style-name="ch13" chart:values-cell-range-address="Sheet1.L32:Sheet1.L35" chart:label-cell-address="Sheet1.L31:Sheet1.L31" chart:class="chart:scatter">
            <chart:data-point chart:repeated="4"/>
          </chart:series>
          <chart:series chart:style-name="ch14" chart:values-cell-range-address="Sheet1.M32:Sheet1.M35" chart:label-cell-address="Sheet1.M31:Sheet1.M31" chart:class="chart:scatter">
            <chart:data-point chart:repeated="4"/>
          </chart:series>
          <chart:series chart:style-name="ch15" chart:values-cell-range-address="Sheet1.N32:Sheet1.N35" chart:label-cell-address="Sheet1.N31:Sheet1.N31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H</text:p>
              </table:table-cell>
              <table:table-cell office:value-type="string">
                <text:p>Scale 9</text:p>
                <draw:g>
                  <svg:desc>Sheet1.I31:Sheet1.I31</svg:desc>
                </draw:g>
              </table:table-cell>
              <table:table-cell office:value-type="string">
                <text:p>Scale 12</text:p>
                <draw:g>
                  <svg:desc>Sheet1.J31:Sheet1.J31</svg:desc>
                </draw:g>
              </table:table-cell>
              <table:table-cell office:value-type="string">
                <text:p>Scale 15</text:p>
                <draw:g>
                  <svg:desc>Sheet1.K31:Sheet1.K31</svg:desc>
                </draw:g>
              </table:table-cell>
              <table:table-cell office:value-type="string">
                <text:p>Scale 18 </text:p>
                <draw:g>
                  <svg:desc>Sheet1.L31:Sheet1.L31</svg:desc>
                </draw:g>
              </table:table-cell>
              <table:table-cell office:value-type="string">
                <text:p>Scale 21</text:p>
                <draw:g>
                  <svg:desc>Sheet1.M31:Sheet1.M31</svg:desc>
                </draw:g>
              </table:table-cell>
              <table:table-cell office:value-type="string">
                <text:p>Scale24</text:p>
                <draw:g>
                  <svg:desc>Sheet1.N31:Sheet1.N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H32:Sheet1.H35</svg:desc>
                </draw:g>
              </table:table-cell>
              <table:table-cell office:value-type="float" office:value="1529340">
                <text:p>1529340</text:p>
                <draw:g>
                  <svg:desc>Sheet1.I32:Sheet1.I35</svg:desc>
                </draw:g>
              </table:table-cell>
              <table:table-cell office:value-type="float" office:value="1914650">
                <text:p>1914650</text:p>
                <draw:g>
                  <svg:desc>Sheet1.J32:Sheet1.J35</svg:desc>
                </draw:g>
              </table:table-cell>
              <table:table-cell office:value-type="float" office:value="2187710">
                <text:p>2187710</text:p>
                <draw:g>
                  <svg:desc>Sheet1.K32:Sheet1.K35</svg:desc>
                </draw:g>
              </table:table-cell>
              <table:table-cell office:value-type="float" office:value="3713420">
                <text:p>3713420</text:p>
                <draw:g>
                  <svg:desc>Sheet1.L32:Sheet1.L35</svg:desc>
                </draw:g>
              </table:table-cell>
              <table:table-cell office:value-type="float" office:value="3313190">
                <text:p>3313190</text:p>
                <draw:g>
                  <svg:desc>Sheet1.M32:Sheet1.M35</svg:desc>
                </draw:g>
              </table:table-cell>
              <table:table-cell office:value-type="float" office:value="1936160">
                <text:p>1936160</text:p>
                <draw:g>
                  <svg:desc>Sheet1.N32:Sheet1.N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76545">
                <text:p>876545</text:p>
              </table:table-cell>
              <table:table-cell office:value-type="float" office:value="1834790">
                <text:p>1834790</text:p>
              </table:table-cell>
              <table:table-cell office:value-type="float" office:value="3369510">
                <text:p>3369510</text:p>
              </table:table-cell>
              <table:table-cell office:value-type="float" office:value="2468060">
                <text:p>2468060</text:p>
              </table:table-cell>
              <table:table-cell office:value-type="float" office:value="2726320">
                <text:p>2726320</text:p>
              </table:table-cell>
              <table:table-cell office:value-type="float" office:value="1975250">
                <text:p>1975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93197">
                <text:p>293197</text:p>
              </table:table-cell>
              <table:table-cell office:value-type="float" office:value="1549010">
                <text:p>1549010</text:p>
              </table:table-cell>
              <table:table-cell office:value-type="float" office:value="3021850">
                <text:p>3021850</text:p>
              </table:table-cell>
              <table:table-cell office:value-type="float" office:value="4201330">
                <text:p>4201330</text:p>
              </table:table-cell>
              <table:table-cell office:value-type="float" office:value="4269970">
                <text:p>4269970</text:p>
              </table:table-cell>
              <table:table-cell office:value-type="float" office:value="3747980">
                <text:p>37479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2490">
                <text:p>152490</text:p>
              </table:table-cell>
              <table:table-cell office:value-type="float" office:value="593944">
                <text:p>593944</text:p>
              </table:table-cell>
              <table:table-cell office:value-type="float" office:value="1119140">
                <text:p>1119140</text:p>
              </table:table-cell>
              <table:table-cell office:value-type="float" office:value="4966600">
                <text:p>4966600</text:p>
              </table:table-cell>
              <table:table-cell office:value-type="float" office:value="7688760">
                <text:p>7688760</text:p>
              </table:table-cell>
              <table:table-cell office:value-type="float" office:value="8169860">
                <text:p>81698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